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1afb6" officeooo:paragraph-rsid="0001afb6"/>
    </style:style>
    <style:style style:name="P2" style:family="paragraph" style:parent-style-name="Standard" style:list-style-name="L1">
      <style:text-properties officeooo:paragraph-rsid="0001afb6"/>
    </style:style>
    <style:style style:name="P3" style:family="paragraph" style:parent-style-name="Standard" style:list-style-name="L1">
      <style:text-properties officeooo:rsid="0001afb6" officeooo:paragraph-rsid="0001afb6"/>
    </style:style>
    <style:style style:name="P4" style:family="paragraph" style:parent-style-name="Standard" style:list-style-name="L1">
      <style:text-properties officeooo:rsid="0001b988" officeooo:paragraph-rsid="0001b988"/>
    </style:style>
    <style:style style:name="P5" style:family="paragraph" style:parent-style-name="Heading_20_1">
      <style:text-properties officeooo:rsid="0001b988" officeooo:paragraph-rsid="0001b988"/>
    </style:style>
    <style:style style:name="P6" style:family="paragraph" style:parent-style-name="Text_20_body" style:list-style-name="L2">
      <style:text-properties officeooo:rsid="0001b988" officeooo:paragraph-rsid="0001b988"/>
    </style:style>
    <style:style style:name="P7" style:family="paragraph" style:parent-style-name="Text_20_body" style:list-style-name="L2">
      <style:text-properties officeooo:rsid="0002b4e8" officeooo:paragraph-rsid="0002b4e8"/>
    </style:style>
    <style:style style:name="P8" style:family="paragraph" style:parent-style-name="Heading_20_2">
      <style:text-properties officeooo:rsid="0002b4e8" officeooo:paragraph-rsid="0002b4e8"/>
    </style:style>
    <style:style style:name="P9" style:family="paragraph" style:parent-style-name="Text_20_body" style:list-style-name="L3">
      <style:text-properties officeooo:rsid="0002b4e8" officeooo:paragraph-rsid="0002b4e8"/>
    </style:style>
    <style:style style:name="P10" style:family="paragraph" style:parent-style-name="Heading_20_1">
      <style:text-properties officeooo:rsid="00031f85" officeooo:paragraph-rsid="00031f85"/>
    </style:style>
    <style:style style:name="P11" style:family="paragraph" style:parent-style-name="Text_20_body" style:list-style-name="L4">
      <style:text-properties officeooo:rsid="00044d6c" officeooo:paragraph-rsid="00044d6c"/>
    </style:style>
    <style:style style:name="P12" style:family="paragraph" style:parent-style-name="Heading_20_2">
      <style:text-properties officeooo:rsid="00044d6c" officeooo:paragraph-rsid="00044d6c"/>
    </style:style>
    <style:style style:name="P13" style:family="paragraph" style:parent-style-name="Text_20_body" style:list-style-name="L5">
      <style:text-properties officeooo:rsid="00044d6c" officeooo:paragraph-rsid="00044d6c"/>
    </style:style>
    <style:style style:name="P14" style:family="paragraph" style:parent-style-name="Text_20_body">
      <style:text-properties officeooo:paragraph-rsid="0001b988"/>
    </style:style>
    <style:style style:name="P15" style:family="paragraph" style:parent-style-name="Standard">
      <style:text-properties officeooo:rsid="0001afb6" officeooo:paragraph-rsid="0001afb6"/>
    </style:style>
    <style:style style:name="T1" style:family="text">
      <style:text-properties officeooo:rsid="0001b988"/>
    </style:style>
    <style:style style:name="T2" style:family="text">
      <style:text-properties officeooo:rsid="0001afb6"/>
    </style:style>
    <style:style style:name="T3" style:family="text">
      <style:text-properties officeooo:rsid="0002b4e8"/>
    </style:style>
    <style:style style:name="T4" style:family="text">
      <style:text-properties officeooo:rsid="00031f8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finitions</text:h>
      <text:list text:style-name="L1">
        <text:list-item>
          <text:p text:style-name="P2"><text:span text:style-name="T1">Regimes: </text:span><text:span text:style-name="T2">Hard facts like generation quantity, what type of generators that may usually entail.<text:line-break/>e.g. Low regimes mostly run by efficient CCGT engines, and high regimes even less efficient Gas reciprocating engines participate</text:span></text:p>
        </text:list-item>
        <text:list-item>
          <text:p text:style-name="P3">Each PTU can hence be identified to be in one of the three regimes</text:p>
        </text:list-item>
        <text:list-item>
          <text:p text:style-name="P3">CSS as the actual income a gas generator can make if it decides to sell electricity at a given DA price, <text:span text:style-name="T1">Gas price, Carbon tax and assumed efficiency of 50% for all.</text:span></text:p>
        </text:list-item>
        <text:list-item>
          <text:p text:style-name="P4">aFRR – balancing reserves with two directions, we focus only on up. Pay as bid mechanism. Weighted average of accepted bids taken as prevailing hourly price for our models.</text:p>
        </text:list-item>
      </text:list>
      <text:h text:style-name="P5" text:outline-level="1">Periods/Model fitting</text:h>
      <text:list text:style-name="L2">
        <text:list-item>
          <text:p text:style-name="P6">Linear regression between aFRR prices and CSS <text:span text:style-name="T3">at system level </text:span>follows from <text:span text:style-name="T3">individual actor decisions as formulated by Hirth and Ziegenhagen (2013)</text:span></text:p>
        </text:list-item>
        <text:list-item>
          <text:p text:style-name="P6"><text:span text:style-name="T3">B</text:span>idding strategies of individual actors <text:span text:style-name="T3">in relation to</text:span> wider market conditions. Hence, <text:span text:style-name="T3">these linear regression coefficients should be different for different years (Covid 19, Russian aggression, etc.)</text:span></text:p>
          <text:list>
            <text:list-item>
              <text:p text:style-name="P7">Also Grid operators have choices for competing spin down market players, and demand flexibility options.</text:p>
            </text:list-item>
          </text:list>
        </text:list-item>
        <text:list-item>
          <text:p text:style-name="P7">Models thus fitted for each year and following relationships observed:</text:p>
          <text:list>
            <text:list-item>
              <text:p text:style-name="P7">aFRR vs CSS regression plots for all years.</text:p>
            </text:list-item>
          </text:list>
        </text:list-item>
      </text:list>
      <text:h text:style-name="P8" text:outline-level="2">Insights from fitted models across the periods</text:h>
      <text:list xml:id="list3952004334" text:style-name="L3">
        <text:list-item>
          <text:p text:style-name="P9">Low regimes </text:p>
          <text:list>
            <text:list-item>
              <text:p text:style-name="P9">Concomitant with Low CSS spreads</text:p>
            </text:list-item>
            <text:list-item>
              <text:p text:style-name="P9">Only highly efficient gas generators are able to do business.</text:p>
            </text:list-item>
            <text:list-item>
              <text:p text:style-name="P9">Highly competitive regime, hence the linear relationship: relatively flat vs. CSS</text:p>
            </text:list-item>
          </text:list>
        </text:list-item>
        <text:list-item>
          <text:p text:style-name="P9">Medium and High regimes</text:p>
          <text:list>
            <text:list-item>
              <text:p text:style-name="P9">Linear relationship is <text:span text:style-name="T4">proportional to CSS across </text:span>all periods apart from 2022 (when gas aFRR prices were generally high)</text:p>
            </text:list-item>
          </text:list>
        </text:list-item>
      </text:list>
      <text:h text:style-name="P10" text:outline-level="1">Forecasts</text:h>
      <text:list text:style-name="L4">
        <text:list-item>
          <text:p text:style-name="P11">With coefficients of previous years (2020-2025) we will forecast aFRR values of all PTUs of a week in the month of january and February</text:p>
          <text:list>
            <text:list-item>
              <text:p text:style-name="P11">The coefficients of the regime (low, medium, or high) will be taken using the known gas generation output of the PTUs.</text:p>
            </text:list-item>
            <text:list-item>
              <text:p text:style-name="P11"><text:soft-page-break/>Following are the forecasts for all weeks using coefficients along with actual observed weighted average aFRR bid prices:</text:p>
            </text:list-item>
          </text:list>
        </text:list-item>
      </text:list>
      <text:h text:style-name="P12" text:outline-level="2">Insights from forecasts</text:h>
      <text:list text:style-name="L5">
        <text:list-item>
          <text:p text:style-name="P13">Forecasted prices generally higher than actual:</text:p>
          <text:list>
            <text:list-item>
              <text:p text:style-name="P13">Expected outcome since undercutting by BESS bids is not accounted in this model. </text:p>
            </text:list-item>
          </text:list>
        </text:list-item>
        <text:list-item>
          <text:p text:style-name="P13">The forecasts capture capture the trend of the prices beautifully.</text:p>
        </text:list-item>
        <text:list-item>
          <text:p text:style-name="P13">It will be of interest to compare the model forecasts for March aFRR prices, which are not currently available at transparency.entsoe.de to download.</text:p>
        </text:list-item>
      </text:list>
      <text:list text:continue-list="list3952004334" text:style-name="L3">
        <text:list-item>
          <text:list>
            <text:list-header>
              <text:p text:style-name="P9"/>
            </text:list-header>
          </text:list>
        </text:list-item>
      </text:list>
      <text:p text:style-name="P14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1T14:11:46.456809000</meta:creation-date>
    <dc:date>2026-03-11T15:06:00.711121900</dc:date>
    <meta:editing-duration>PT15M14S</meta:editing-duration>
    <meta:editing-cycles>3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28" meta:word-count="392" meta:character-count="2370" meta:non-whitespace-character-count="2025"/>
  </office:meta>
</office:document-meta>
</file>